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text-properties fo:language="es" fo:country="ES" officeooo:paragraph-rsid="0026be73"/>
    </style:style>
    <style:style style:name="P5" style:family="paragraph" style:parent-style-name="Text_20_body">
      <style:paragraph-properties fo:text-align="justify" style:justify-single-word="false"/>
      <style:text-properties fo:language="es" fo:country="ES" officeooo:paragraph-rsid="002e7a23"/>
    </style:style>
    <style:style style:name="P6" style:family="paragraph" style:parent-style-name="Text_20_body">
      <style:paragraph-properties fo:text-align="justify"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e7a23" officeooo:paragraph-rsid="002e7a23"/>
    </style:style>
    <style:style style:name="P8" style:family="paragraph" style:parent-style-name="Text_20_body">
      <style:paragraph-properties fo:text-align="center" style:justify-single-word="false"/>
      <style:text-properties fo:language="es" fo:country="ES" officeooo:rsid="002f2d77" officeooo:paragraph-rsid="002f2d77"/>
    </style:style>
    <style:style style:name="P9"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10" style:family="paragraph" style:parent-style-name="Text_20_body">
      <style:text-properties officeooo:paragraph-rsid="0018e9f9"/>
    </style:style>
    <style:style style:name="P11" style:family="paragraph" style:parent-style-name="Text_20_body">
      <style:paragraph-properties fo:text-align="justify" style:justify-single-word="false"/>
      <style:text-properties officeooo:rsid="001f1a53" officeooo:paragraph-rsid="001f1a53"/>
    </style:style>
    <style:style style:name="P12" style:family="paragraph" style:parent-style-name="Text_20_body">
      <style:text-properties officeooo:rsid="00210fdd" officeooo:paragraph-rsid="000d1b3a"/>
    </style:style>
    <style:style style:name="P13" style:family="paragraph" style:parent-style-name="Text_20_body">
      <style:text-properties officeooo:rsid="00287e8a" officeooo:paragraph-rsid="00287e8a"/>
    </style:style>
    <style:style style:name="P14" style:family="paragraph" style:parent-style-name="Text_20_body">
      <style:paragraph-properties fo:text-align="justify" style:justify-single-word="false"/>
      <style:text-properties officeooo:rsid="00287e8a" officeooo:paragraph-rsid="002d0c5b"/>
    </style:style>
    <style:style style:name="P15" style:family="paragraph" style:parent-style-name="Text_20_body">
      <style:paragraph-properties fo:text-align="justify" style:justify-single-word="false"/>
      <style:text-properties officeooo:rsid="002a2604" officeooo:paragraph-rsid="002a2604"/>
    </style:style>
    <style:style style:name="P16" style:family="paragraph" style:parent-style-name="Text_20_body">
      <style:paragraph-properties fo:text-align="justify" style:justify-single-word="false"/>
      <style:text-properties officeooo:rsid="002baae9" officeooo:paragraph-rsid="002baae9"/>
    </style:style>
    <style:style style:name="P17" style:family="paragraph" style:parent-style-name="Text_20_body">
      <style:paragraph-properties fo:text-align="justify" style:justify-single-word="false"/>
      <style:text-properties officeooo:rsid="002dc84e" officeooo:paragraph-rsid="002dc84e"/>
    </style:style>
    <style:style style:name="P18" style:family="paragraph" style:parent-style-name="Text_20_body">
      <style:paragraph-properties fo:text-align="justify" style:justify-single-word="false"/>
      <style:text-properties officeooo:paragraph-rsid="0026be73"/>
    </style:style>
    <style:style style:name="P19" style:family="paragraph" style:parent-style-name="Text_20_body">
      <style:paragraph-properties fo:break-before="page"/>
      <style:text-properties fo:language="es" fo:country="ES" officeooo:rsid="0008a84a" officeooo:paragraph-rsid="0008a84a"/>
    </style:style>
    <style:style style:name="P20" style:family="paragraph" style:parent-style-name="Title">
      <style:text-properties fo:language="es" fo:country="ES" officeooo:rsid="0008a84a" officeooo:paragraph-rsid="0008a84a"/>
    </style:style>
    <style:style style:name="P21" style:family="paragraph" style:parent-style-name="Subtitle">
      <style:text-properties fo:language="es" fo:country="ES" officeooo:rsid="0008a84a" officeooo:paragraph-rsid="0008a84a"/>
    </style:style>
    <style:style style:name="P22" style:family="paragraph" style:parent-style-name="Footnote">
      <style:text-properties fo:language="es" fo:country="ES" officeooo:rsid="001f1a53" officeooo:paragraph-rsid="001f1a53"/>
    </style:style>
    <style:style style:name="P23" style:family="paragraph" style:parent-style-name="Text_20_body">
      <style:paragraph-properties fo:text-align="justify" style:justify-single-word="false"/>
      <style:text-properties fo:language="es" fo:country="ES" officeooo:rsid="001f1a53" officeooo:paragraph-rsid="00287e8a"/>
    </style:style>
    <style:style style:name="P24" style:family="paragraph" style:parent-style-name="Text_20_body">
      <style:paragraph-properties fo:text-align="justify" style:justify-single-word="false"/>
      <style:text-properties fo:language="es" fo:country="ES" officeooo:rsid="00287e8a" officeooo:paragraph-rsid="00287e8a"/>
    </style:style>
    <style:style style:name="P25" style:family="paragraph" style:parent-style-name="Text_20_body">
      <style:paragraph-properties fo:text-align="justify" style:justify-single-word="false"/>
      <style:text-properties fo:language="es" fo:country="ES" officeooo:rsid="00287e8a" officeooo:paragraph-rsid="002d0c5b"/>
    </style:style>
    <style:style style:name="P26" style:family="paragraph" style:parent-style-name="Text_20_body">
      <style:text-properties fo:language="es" fo:country="ES" officeooo:paragraph-rsid="0018e9f9"/>
    </style:style>
    <style:style style:name="P27" style:family="paragraph" style:parent-style-name="Text_20_body">
      <style:paragraph-properties fo:text-align="justify" style:justify-single-word="false"/>
      <style:text-properties fo:language="es" fo:country="ES" officeooo:rsid="000c7216" officeooo:paragraph-rsid="0026be73"/>
    </style:style>
    <style:style style:name="P28" style:family="paragraph" style:parent-style-name="Text_20_body">
      <style:text-properties fo:language="es" fo:country="ES" officeooo:rsid="00260de9" officeooo:paragraph-rsid="0026be73"/>
    </style:style>
    <style:style style:name="P29" style:family="paragraph" style:parent-style-name="Text_20_body">
      <style:text-properties fo:language="es" fo:country="ES" officeooo:rsid="00109b59" officeooo:paragraph-rsid="0026be73"/>
    </style:style>
    <style:style style:name="P30" style:family="paragraph" style:parent-style-name="Text_20_body">
      <style:paragraph-properties fo:text-align="justify" style:justify-single-word="false"/>
      <style:text-properties officeooo:rsid="002fd1a5" officeooo:paragraph-rsid="002fd1a5"/>
    </style:style>
    <style:style style:name="P31" style:family="paragraph" style:parent-style-name="Text_20_body">
      <style:text-properties officeooo:rsid="0031af8c" officeooo:paragraph-rsid="0031af8c"/>
    </style:style>
    <style:style style:name="P32" style:family="paragraph" style:parent-style-name="Text_20_body">
      <style:paragraph-properties fo:text-align="justify" style:justify-single-word="false"/>
      <style:text-properties officeooo:rsid="0031af8c" officeooo:paragraph-rsid="0031af8c"/>
    </style:style>
    <style:style style:name="P33" style:family="paragraph" style:parent-style-name="Heading_20_1">
      <style:text-properties fo:language="es" fo:country="ES" officeooo:rsid="0008a84a" officeooo:paragraph-rsid="000d3620"/>
    </style:style>
    <style:style style:name="P34" style:family="paragraph" style:parent-style-name="Heading_20_1">
      <style:paragraph-properties fo:break-before="page"/>
      <style:text-properties fo:language="es" fo:country="ES" officeooo:rsid="0008a84a" officeooo:paragraph-rsid="0014f363"/>
    </style:style>
    <style:style style:name="P35" style:family="paragraph" style:parent-style-name="Heading_20_1">
      <style:paragraph-properties fo:break-before="page"/>
      <style:text-properties fo:language="es" fo:country="ES" officeooo:rsid="0008a84a" officeooo:paragraph-rsid="000f3325"/>
    </style:style>
    <style:style style:name="P36" style:family="paragraph" style:parent-style-name="Heading_20_1">
      <style:paragraph-properties fo:break-before="page"/>
      <style:text-properties fo:language="es" fo:country="ES" officeooo:rsid="0014f363" officeooo:paragraph-rsid="0014f363"/>
    </style:style>
    <style:style style:name="P37" style:family="paragraph" style:parent-style-name="Heading_20_2">
      <style:text-properties fo:language="es" fo:country="ES"/>
    </style:style>
    <style:style style:name="P38" style:family="paragraph" style:parent-style-name="Anexo" style:list-style-name="L1">
      <style:text-properties fo:language="es" fo:country="ES"/>
    </style:style>
    <style:style style:name="P39" style:family="paragraph" style:parent-style-name="Anexo" style:list-style-name="L1">
      <style:paragraph-properties fo:break-before="pag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a84a"/>
    </style:style>
    <style:style style:name="T3" style:family="text">
      <style:text-properties fo:language="es" fo:country="ES" fo:font-style="italic" style:font-style-asian="italic" style:font-style-complex="italic"/>
    </style:style>
    <style:style style:name="T4" style:family="text">
      <style:text-properties fo:language="es" fo:country="ES" fo:font-style="normal" style:font-style-asian="normal" style:font-style-complex="normal"/>
    </style:style>
    <style:style style:name="T5" style:family="text">
      <style:text-properties fo:language="es" fo:country="ES" officeooo:rsid="000d3620"/>
    </style:style>
    <style:style style:name="T6" style:family="text">
      <style:text-properties fo:language="es" fo:country="ES" officeooo:rsid="002baae9"/>
    </style:style>
    <style:style style:name="T7" style:family="text">
      <style:text-properties fo:language="es" fo:country="ES" officeooo:rsid="002d0c5b"/>
    </style:style>
    <style:style style:name="T8" style:family="text">
      <style:text-properties fo:language="es" fo:country="ES" officeooo:rsid="002dc84e"/>
    </style:style>
    <style:style style:name="T9" style:family="text">
      <style:text-properties fo:language="es" fo:country="ES" officeooo:rsid="00114a56"/>
    </style:style>
    <style:style style:name="T10" style:family="text">
      <style:text-properties fo:language="es" fo:country="ES" officeooo:rsid="002e7a23"/>
    </style:style>
    <style:style style:name="T11" style:family="text">
      <style:text-properties fo:font-style="italic" officeooo:rsid="002e7a23" style:font-style-asian="italic" style:font-style-complex="italic"/>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officeooo:rsid="000d3620"/>
    </style:style>
    <style:style style:name="T14" style:family="text">
      <style:text-properties fo:color="#800000" fo:language="es" fo:country="ES" fo:font-weight="bold" style:font-weight-asian="bold" style:font-weight-complex="bold"/>
    </style:style>
    <style:style style:name="T15" style:family="text">
      <style:text-properties officeooo:rsid="002e7a23"/>
    </style:style>
    <style:style style:name="T16" style:family="text">
      <style:text-properties officeooo:rsid="002fcb6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emoria de Sistemas Inteligentes</text:p>
      <text:p text:style-name="P21">Obtención de los valores PID de un sistema de control por medio de <text:span text:style-name="T12">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Realizado por:<text:tab/><text:tab/><text:tab/></text:p>
      <text:p text:style-name="P9">Miguel Jiménez Arribas<text:tab/> <text:s text:c="5"/></text:p>
      <text:p text:style-name="P1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0"><text:a xlink:type="simple" xlink:href="#__RefHeading__209_791172448" text:style-name="Index_20_Link" text:visited-style-name="Index_20_Link"><text:s/>1. Objetivo del proyecto.<text:tab/>3</text:a></text:p>
          <text:p text:style-name="P40"><text:a xlink:type="simple" xlink:href="#__RefHeading__352_791172448" text:style-name="Index_20_Link" text:visited-style-name="Index_20_Link"><text:s/>2. Explicación detallada del código.<text:tab/>4</text:a></text:p>
          <text:p text:style-name="P41"><text:a xlink:type="simple" xlink:href="#__RefHeading__1607_791172448" text:style-name="Index_20_Link" text:visited-style-name="Index_20_Link"><text:s/>2.Altimeter.cs<text:tab/>4</text:a></text:p>
          <text:p text:style-name="P41"><text:a xlink:type="simple" xlink:href="#__RefHeading__1609_791172448" text:style-name="Index_20_Link" text:visited-style-name="Index_20_Link"><text:s/>2.CamControl.cs<text:tab/>4</text:a></text:p>
          <text:p text:style-name="P41"><text:a xlink:type="simple" xlink:href="#__RefHeading__1611_791172448" text:style-name="Index_20_Link" text:visited-style-name="Index_20_Link"><text:s/>2.FlightController.cs<text:tab/>4</text:a></text:p>
          <text:p text:style-name="P41"><text:a xlink:type="simple" xlink:href="#__RefHeading__1613_791172448" text:style-name="Index_20_Link" text:visited-style-name="Index_20_Link"><text:s/>2.GA.cs<text:tab/>4</text:a></text:p>
          <text:p text:style-name="P41"><text:a xlink:type="simple" xlink:href="#__RefHeading__1615_791172448" text:style-name="Index_20_Link" text:visited-style-name="Index_20_Link"><text:s/>2.Individual.cs<text:tab/>4</text:a></text:p>
          <text:p text:style-name="P41"><text:a xlink:type="simple" xlink:href="#__RefHeading__1617_791172448" text:style-name="Index_20_Link" text:visited-style-name="Index_20_Link"><text:s/>2.PIDController.cs<text:tab/>4</text:a></text:p>
          <text:p text:style-name="P41"><text:a xlink:type="simple" xlink:href="#__RefHeading__1619_791172448" text:style-name="Index_20_Link" text:visited-style-name="Index_20_Link"><text:s/>2.RotationSensor.cs<text:tab/>4</text:a></text:p>
          <text:p text:style-name="P41"><text:a xlink:type="simple" xlink:href="#__RefHeading__1621_791172448" text:style-name="Index_20_Link" text:visited-style-name="Index_20_Link"><text:s/>2.Rotor.cs<text:tab/>5</text:a></text:p>
          <text:p text:style-name="P40"><text:a xlink:type="simple" xlink:href="#__RefHeading__332_791172448" text:style-name="Index_20_Link" text:visited-style-name="Index_20_Link"><text:s/>3. Consideraciones a tener en cuenta.<text:tab/>6</text:a></text:p>
          <text:p text:style-name="P40"><text:a xlink:type="simple" xlink:href="#__RefHeading__328_791172448" text:style-name="Index_20_Link" text:visited-style-name="Index_20_Link"><text:s/>4. Resultados obtenidos.<text:tab/>6</text:a></text:p>
          <text:p text:style-name="P40"><text:a xlink:type="simple" xlink:href="#__RefHeading__330_791172448" text:style-name="Index_20_Link" text:visited-style-name="Index_20_Link"><text:s/>5. Conclusiones y mejoras.<text:tab/>6</text:a></text:p>
          <text:p text:style-name="P40"><text:a xlink:type="simple" xlink:href="#__RefHeading__326_791172448" text:style-name="Index_20_Link" text:visited-style-name="Index_20_Link">Anexo 1: Entrega.<text:tab/>7</text:a></text:p>
          <text:p text:style-name="P40"><text:a xlink:type="simple" xlink:href="#__RefHeading__1738_791172448" text:style-name="Index_20_Link" text:visited-style-name="Index_20_Link">Anexo 2: Bibliografía.<text:tab/>7</text:a></text:p>
        </text:index-body>
      </text:table-of-content>
      <text:p text:style-name="P1"/>
      <text:h text:style-name="P34" text:outline-level="1"><text:bookmark-start text:name="__RefHeading__209_791172448"/><text:s/>Objetivo del proyecto.<text:bookmark-end text:name="__RefHeading__209_791172448"/></text:h>
      <text:p text:style-name="P11"><text:span text:style-name="T1">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4"> en Internet</text:span><text:span text:style-name="T4"><text:note text:id="ftn1" text:note-class="footnote"><text:note-citation>1</text:note-citation><text:note-body><text:p text:style-name="P22">Para más información sobre la bibliografía utilizada ir al Anexo 2.</text:p></text:note-body></text:note></text:span><text:span text:style-name="T4">.</text:span></text:p>
      <text:p text:style-name="P23">De esta manera el proyecto comenzó con dos objetivos principales:</text:p>
      <text:p text:style-name="P24">En primer lugar realizar una simulación lo más realista posible de manera en un futuro hipotético para la realización del proyecto en hardware real, el controlador PID y la mayoría del código pudieran reutilizarse.</text:p>
      <text:p text:style-name="P25">En segundo lugar obtener mediante algoritmos genéticos unos valores PID que obtuvieran un comportamiento mejor que aquellos valores obtenidos mediante ensayo y error.</text:p>
      <text:p text:style-name="P14"><text:span text:style-name="T7">Con estos objetivos en mente, el proyecto consiste en la realización de una simulación </text:span><text:span text:style-name="T8">en Unity3D </text:span><text:span text:style-name="T7">de un quadcóptero estabilizado mediante tres controladores PID, uno para la altura, otro para la actitud y otro para la velocidad.</text:span></text:p>
      <text:h text:style-name="P36"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37" text:outline-level="2"><text:bookmark-start text:name="__RefHeading__1607_791172448"/>Altimeter.cs<text:bookmark-end text:name="__RefHeading__1607_791172448"/></text:h>
      <text:p text:style-name="P15"><text:span text:style-name="T1">Puesto que, como ya se ha explicado, uno de los objetivos era realizar una simulación lo más realista posible, se ha obtado por externalizar la obtención de datos de manera que actúe de forma más realista, </text:span><text:span text:style-name="T6">puesto que en un controlador real se tendría por un lado la MCU (microcontrolador) y por otro cada uno de los sensores a los cuáles accedería por medio de registros.</text:span></text:p>
      <text:p text:style-name="P16"><text:span text:style-name="T6">D</text:span><text:span text:style-name="T1">e esta manera la clase Altimeter se actuliza en cada </text:span><text:span text:style-name="T3">frame</text:span><text:span text:style-name="T1"> con la altura a la que se encuentra el quadcóptero y </text:span><text:span text:style-name="T14">proveé a FlightController con una función con la cuál obtener dicho dato.</text:span></text:p>
      <text:h text:style-name="P37" text:outline-level="2"><text:bookmark-start text:name="__RefHeading__1609_791172448"/>CamControl.cs<text:bookmark-end text:name="__RefHeading__1609_791172448"/></text:h>
      <text:p text:style-name="P17"><text:span text:style-name="T1">Este script controla la camara </text:span><text:span text:style-name="T10">principal</text:span><text:span text:style-name="T1"> de Unity de manera que siga al quadcóptero en su movimiento.</text:span></text:p>
      <text:h text:style-name="P37" text:outline-level="2"><text:bookmark-start text:name="__RefHeading__1611_791172448"/>FlightController.cs<text:bookmark-end text:name="__RefHeading__1611_791172448"/></text:h>
      <text:p text:style-name="P30"><text:span text:style-name="T1">Esta clase se encarga de realizar toda la simulación del quadcóptero. Cada </text:span><text:span text:style-name="T3">frame</text:span><text:span text:style-name="T1"> llama a los métodos HeightStabiliser y AttitudeStabiliser, tras lo cuál realiza unos cuantos cálculos para el fitness de controlador, algo sobre lo que hablaremos en el próximo script.</text:span></text:p>
      <text:p text:style-name="P30"><text:span text:style-name="T1">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2"><text:span text:style-name="T1">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0"><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37" text:outline-level="2"><text:bookmark-start text:name="__RefHeading__1613_791172448"/>GA.cs<text:bookmark-end text:name="__RefHeading__1613_791172448"/></text:h>
      <text:p text:style-name="Text_20_body"><text:span text:style-name="T1"/></text:p>
      <text:h text:style-name="P37" text:outline-level="2"><text:bookmark-start text:name="__RefHeading__1615_791172448"/><text:soft-page-break/>Individual.cs<text:bookmark-end text:name="__RefHeading__1615_791172448"/></text:h>
      <text:h text:style-name="P37" text:outline-level="2"><text:bookmark-start text:name="__RefHeading__1617_791172448"/>PIDController.cs<text:bookmark-end text:name="__RefHeading__1617_791172448"/></text:h>
      <text:p text:style-name="P6">Esta clase centraliza todos los cálculos necesarios para actualizar un controlador PID de un momento al siguiente. <text:span text:style-name="T16">En esta implementación se calcula el valor de salida a partir de un valor de entrada siguiendo la fórmula:</text:span></text:p>
      <text:p text:style-name="P7"><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8">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5"><text:span text:style-name="T15">Desafortunadamente, por motivos de falta de tiempo, esta clase solo se ha utilizado para el controlador de altitud (en FlightController.cs), mientras que en el controlador de actitud se ha tenido que implementar la misma funcionalidad </text:span><text:span text:style-name="T11">hardcoded</text:span><text:span text:style-name="T15"> en FlightController.cs puesto que para este segundo se utilizan c</text:span>uaterniones <text:span text:style-name="T15">(</text:span><text:span text:style-name="T11">quaternions</text:span><text:span text:style-name="T15">) y no disponía del tiempo necesario para modificar PIDController de manera que soportara a estos.</text:span></text:p>
      <text:h text:style-name="P37" text:outline-level="2"><text:bookmark-start text:name="__RefHeading__1619_791172448"/>RotationSensor.cs<text:bookmark-end text:name="__RefHeading__1619_791172448"/></text:h>
      <text:p text:style-name="P16"><text:span text:style-name="T1">De la misma forma que en Altimeter.cs, la clase RotationSensor se actualiza en cada </text:span><text:span text:style-name="T3">frame</text:span><text:span text:style-name="T4"> con la actitud (rotación) del quadcóptero y proveé al controlador de una función con la cuál obtener esta.</text:span></text:p>
      <text:h text:style-name="P37" text:outline-level="2"><text:bookmark-start text:name="__RefHeading__1621_791172448"/>Rotor.cs<text:bookmark-end text:name="__RefHeading__1621_791172448"/></text:h>
      <text:p text:style-name="P10"/>
      <text:p text:style-name="P26"/>
      <text:h text:style-name="P35" text:outline-level="1"><text:bookmark-start text:name="__RefHeading__332_791172448"/><text:s/>Consideraciones a tener en cuenta.<text:bookmark-end text:name="__RefHeading__332_791172448"/></text:h>
      <text:p text:style-name="P31"><text:span text:style-name="T2">M</text:span><text:span text:style-name="T1">odo aprendizaje y simulación.</text:span></text:p>
      <text:h text:style-name="P33" text:outline-level="1"><text:bookmark-start text:name="__RefHeading__328_791172448"/><text:s/>Resultados obtenidos.<text:bookmark-end text:name="__RefHeading__328_791172448"/></text:h>
      <text:p text:style-name="P31"><text:span text:style-name="T2">S</text:span><text:span text:style-name="T1">uelo = estable.</text:span></text:p>
      <text:h text:style-name="P33" text:outline-level="1"><text:bookmark-start text:name="__RefHeading__330_791172448"/><text:s/>Conclusiones y mejoras.<text:bookmark-end text:name="__RefHeading__330_791172448"/></text:h>
      <text:p text:style-name="P13"><text:span text:style-name="T2">H</text:span><text:span text:style-name="T1">acerlo de verdad.</text:span></text:p>
      <text:p text:style-name="P2"/>
      <text:p text:style-name="P12"/>
      <text:list xml:id="list2077355239434413270" text:style-name="L1">
        <text:list-item>
          <text:h text:style-name="P39" text:outline-level="1"><text:bookmark-start text:name="__RefHeading__326_791172448"/><text:span text:style-name="T13"><text:s/></text:span><text:span text:style-name="T5">Entrega.</text:span><text:bookmark-end text:name="__RefHeading__326_791172448"/></text:h>
        </text:list-item>
      </text:list>
      <text:p text:style-name="P27">Junto con esta memoria se entrega un zip... </text:p>
      <text:p text:style-name="P18"><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9">encontrándose la memoria en la carpeta “/Course/Memoria.pdf”.</text:span></text:p>
      <text:list xml:id="list171109822350947" text:continue-numbering="true" text:style-name="L1">
        <text:list-item>
          <text:h text:style-name="P38"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p text:style-name="P28">Proyecto del quad </text:p>
      <text:p text:style-name="P4">Proyecto del evC. </text:p>
      <text:p text:style-name="P4">Papers. </text:p>
      <text:p text:style-name="P29">Manual de 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7:11:08.585201686</dc:date>
    <meta:editing-duration>PT2H8M20S</meta:editing-duration>
    <meta:editing-cycles>35</meta:editing-cycles>
    <meta:generator>LibreOffice/4.2.8.2$Linux_X86_64 LibreOffice_project/420m0$Build-2</meta:generator>
    <dc:creator>Miguel Jimenez</dc:creator>
    <meta:document-statistic meta:table-count="0" meta:image-count="0" meta:object-count="2" meta:page-count="7" meta:paragraph-count="63" meta:word-count="854" meta:character-count="5494" meta:non-whitespace-character-count="4669"/>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